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8mm" svg:height="89.96mm" svg:x="12.32mm" svg:y="200.77mm">
            <loext:p draw:notify-on-update-of-ranges="Sheet1.D37:Sheet1.D37 Sheet1.D38:Sheet1.D41 Sheet1.H37:Sheet1.H37 Sheet1.H38:Sheet1.H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5mm" svg:height="89.96mm" svg:x="25.35mm" svg:y="354.99mm">
            <loext:p draw:notify-on-update-of-ranges="Sheet1.H70:Sheet1.H70 Sheet1.H71:Sheet1.H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5mm" svg:height="89.96mm" svg:x="18.85mm" svg:y="58.35mm">
            <loext:p draw:notify-on-update-of-ranges="Sheet1.B2:Sheet1.B8 Sheet1.H2:Sheet1.H2 Sheet1.H3:Sheet1.H8 Sheet1.H11:Sheet1.H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s text:c="29"/>input </text:p>
          </table:table-cell>
          <table:table-cell table:number-columns-repeated="6"/>
          <table:table-cell office:value-type="string" calcext:value-type="string">
            <text:p><text:s text:c="28"/>outpu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size(B)</text:p>
          </table:table-cell>
          <table:table-cell office:value-type="string" calcext:value-type="string">
            <text:p>Power Gating</text:p>
          </table:table-cell>
          <table:table-cell office:value-type="string" calcext:value-type="string">
            <text:p>Associativit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ctivity Factor</text:p>
          </table:table-cell>
          <table:table-cell/>
          <table:table-cell office:value-type="string" calcext:value-type="string">
            <text:p>Access time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Read energy</text:p>
          </table:table-cell>
          <table:table-cell office:value-type="string" calcext:value-type="string">
            <text:p>Write energy</text:p>
          </table:table-cell>
          <table:table-cell office:value-type="string" calcext:value-type="string">
            <text:p>Gate leakage power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<text:s text:c="13"/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0"/>90 n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10786" calcext:value-type="float">
            <text:p>0.910786</text:p>
          </table:table-cell>
          <table:table-cell office:value-type="float" office:value="2.32753" calcext:value-type="float">
            <text:p>2.32753</text:p>
          </table:table-cell>
          <table:table-cell office:value-type="float" office:value="0.175814" calcext:value-type="float">
            <text:p>0.175814</text:p>
          </table:table-cell>
          <table:table-cell office:value-type="float" office:value="0.181995" calcext:value-type="float">
            <text:p>0.181995</text:p>
          </table:table-cell>
          <table:table-cell office:value-type="float" office:value="0.228795" calcext:value-type="float">
            <text:p>0.228795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Array power g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0"/>90n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10786" calcext:value-type="float">
            <text:p>0.910786</text:p>
          </table:table-cell>
          <table:table-cell office:value-type="float" office:value="1.84157" calcext:value-type="float">
            <text:p>1.84157</text:p>
          </table:table-cell>
          <table:table-cell office:value-type="float" office:value="0.175814" calcext:value-type="float">
            <text:p>0.175814</text:p>
          </table:table-cell>
          <table:table-cell office:value-type="float" office:value="0.181995" calcext:value-type="float">
            <text:p>0.181995</text:p>
          </table:table-cell>
          <table:table-cell office:value-type="float" office:value="0.228795" calcext:value-type="float">
            <text:p>0.228795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WL power g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0"/>90n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10786" calcext:value-type="float">
            <text:p>0.910786</text:p>
          </table:table-cell>
          <table:table-cell office:value-type="float" office:value="2.19397" calcext:value-type="float">
            <text:p>2.19397</text:p>
          </table:table-cell>
          <table:table-cell office:value-type="float" office:value="0.175814" calcext:value-type="float">
            <text:p>0.175814</text:p>
          </table:table-cell>
          <table:table-cell office:value-type="float" office:value="0.181995" calcext:value-type="float">
            <text:p>0.181995</text:p>
          </table:table-cell>
          <table:table-cell office:value-type="float" office:value="0.228795" calcext:value-type="float">
            <text:p>0.228795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CL power g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0"/>90n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10786" calcext:value-type="float">
            <text:p>0.910786</text:p>
          </table:table-cell>
          <table:table-cell office:value-type="float" office:value="2.32753" calcext:value-type="float">
            <text:p>2.32753</text:p>
          </table:table-cell>
          <table:table-cell office:value-type="float" office:value="0.175814" calcext:value-type="float">
            <text:p>0.175814</text:p>
          </table:table-cell>
          <table:table-cell office:value-type="float" office:value="0.181995" calcext:value-type="float">
            <text:p>0.181995</text:p>
          </table:table-cell>
          <table:table-cell office:value-type="float" office:value="0.228795" calcext:value-type="float">
            <text:p>0.228795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Bitline Flo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0"/>90n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10786" calcext:value-type="float">
            <text:p>0.910786</text:p>
          </table:table-cell>
          <table:table-cell office:value-type="float" office:value="2.2451" calcext:value-type="float">
            <text:p>2.2451</text:p>
          </table:table-cell>
          <table:table-cell office:value-type="float" office:value="0.175814" calcext:value-type="float">
            <text:p>0.175814</text:p>
          </table:table-cell>
          <table:table-cell office:value-type="float" office:value="0.181995" calcext:value-type="float">
            <text:p>0.181995</text:p>
          </table:table-cell>
          <table:table-cell office:value-type="float" office:value="0.228795" calcext:value-type="float">
            <text:p>0.228795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Interconnect g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0"/>90nm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10786" calcext:value-type="float">
            <text:p>0.910786</text:p>
          </table:table-cell>
          <table:table-cell office:value-type="float" office:value="2.32753" calcext:value-type="float">
            <text:p>2.32753</text:p>
          </table:table-cell>
          <table:table-cell office:value-type="float" office:value="0.175814" calcext:value-type="float">
            <text:p>0.175814</text:p>
          </table:table-cell>
          <table:table-cell office:value-type="float" office:value="0.181995" calcext:value-type="float">
            <text:p>0.181995</text:p>
          </table:table-cell>
          <table:table-cell office:value-type="float" office:value="0.228795" calcext:value-type="float">
            <text:p>0.228795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Best Memory Configuration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Energy</text:p>
          </table:table-cell>
          <table:table-cell office:value-type="string" calcext:value-type="string">
            <text:p>Bandwidth(Mhz)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32.6101 (nJ)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 text:c="10"/>$731.2</text:p>
          </table:table-cell>
        </table:table-row>
        <table:table-row table:style-name="ro1" table:number-rows-repeated="17">
          <table:table-cell table:number-columns-repeated="12"/>
        </table:table-row>
        <table:table-row table:style-name="ro1">
          <table:table-cell office:value-type="string" calcext:value-type="string">
            <text:p><text:s text:c="29"/>input </text:p>
          </table:table-cell>
          <table:table-cell office:value-type="string" calcext:value-type="string">
            <text:p><text:s text:c="34"/>Input</text:p>
          </table:table-cell>
          <table:table-cell table:number-columns-repeated="5"/>
          <table:table-cell office:value-type="string" calcext:value-type="string">
            <text:p><text:s text:c="28"/>outpu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size(B)</text:p>
          </table:table-cell>
          <table:table-cell office:value-type="string" calcext:value-type="string">
            <text:p>Power Gating</text:p>
          </table:table-cell>
          <table:table-cell office:value-type="string" calcext:value-type="string">
            <text:p>Associativity</text:p>
          </table:table-cell>
          <table:table-cell office:value-type="string" calcext:value-type="string">
            <text:p>Technology(nm)</text:p>
          </table:table-cell>
          <table:table-cell office:value-type="string" calcext:value-type="string">
            <text:p>Activity Factor</text:p>
          </table:table-cell>
          <table:table-cell/>
          <table:table-cell office:value-type="string" calcext:value-type="string">
            <text:p>Access time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Read energy</text:p>
          </table:table-cell>
          <table:table-cell office:value-type="string" calcext:value-type="string">
            <text:p>Write energy</text:p>
          </table:table-cell>
          <table:table-cell office:value-type="string" calcext:value-type="string">
            <text:p>Gate leakage power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22976" calcext:value-type="float">
            <text:p>0.222976</text:p>
          </table:table-cell>
          <table:table-cell office:value-type="float" office:value="1.81271" calcext:value-type="float">
            <text:p>1.81271</text:p>
          </table:table-cell>
          <table:table-cell office:value-type="float" office:value="0.0150473" calcext:value-type="float">
            <text:p>0.0150473</text:p>
          </table:table-cell>
          <table:table-cell office:value-type="float" office:value="0.0155347" calcext:value-type="float">
            <text:p>0.0155347</text:p>
          </table:table-cell>
          <table:table-cell office:value-type="float" office:value="0.00485442" calcext:value-type="float">
            <text:p>0.00485442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75905" calcext:value-type="float">
            <text:p>0.375905</text:p>
          </table:table-cell>
          <table:table-cell office:value-type="float" office:value="5.0774" calcext:value-type="float">
            <text:p>5.0774</text:p>
          </table:table-cell>
          <table:table-cell office:value-type="float" office:value="0.0422997" calcext:value-type="float">
            <text:p>0.0422997</text:p>
          </table:table-cell>
          <table:table-cell office:value-type="float" office:value="0.0436192" calcext:value-type="float">
            <text:p>0.0436192</text:p>
          </table:table-cell>
          <table:table-cell office:value-type="float" office:value="0.234739" calcext:value-type="float">
            <text:p>0.234739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12414" calcext:value-type="float">
            <text:p>0.312414</text:p>
          </table:table-cell>
          <table:table-cell office:value-type="float" office:value="3.42223" calcext:value-type="float">
            <text:p>3.42223</text:p>
          </table:table-cell>
          <table:table-cell office:value-type="float" office:value="0.0289367" calcext:value-type="float">
            <text:p>0.0289367</text:p>
          </table:table-cell>
          <table:table-cell office:value-type="float" office:value="0.0298303" calcext:value-type="float">
            <text:p>0.0298303</text:p>
          </table:table-cell>
          <table:table-cell office:value-type="float" office:value="0.249961" calcext:value-type="float">
            <text:p>0.249961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10786" calcext:value-type="float">
            <text:p>0.910786</text:p>
          </table:table-cell>
          <table:table-cell office:value-type="float" office:value="2.32753" calcext:value-type="float">
            <text:p>2.32753</text:p>
          </table:table-cell>
          <table:table-cell office:value-type="float" office:value="0.175814" calcext:value-type="float">
            <text:p>0.175814</text:p>
          </table:table-cell>
          <table:table-cell office:value-type="float" office:value="0.181995" calcext:value-type="float">
            <text:p>0.181995</text:p>
          </table:table-cell>
          <table:table-cell office:value-type="float" office:value="0.228795" calcext:value-type="float">
            <text:p>0.228795</text:p>
          </table:table-cell>
          <table:table-cell/>
        </table:table-row>
        <table:table-row table:style-name="ro1" table:number-rows-repeated="27">
          <table:table-cell table:number-columns-repeated="12"/>
        </table:table-row>
        <table:table-row table:style-name="ro1">
          <table:table-cell office:value-type="string" calcext:value-type="string">
            <text:p><text:s text:c="29"/>input </text:p>
          </table:table-cell>
          <table:table-cell table:number-columns-repeated="6"/>
          <table:table-cell office:value-type="string" calcext:value-type="string">
            <text:p><text:s text:c="28"/>outpu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size(B)</text:p>
          </table:table-cell>
          <table:table-cell office:value-type="string" calcext:value-type="string">
            <text:p>Power Gating</text:p>
          </table:table-cell>
          <table:table-cell office:value-type="string" calcext:value-type="string">
            <text:p>Associativity</text:p>
          </table:table-cell>
          <table:table-cell office:value-type="string" calcext:value-type="string">
            <text:p>Technology(nm)</text:p>
          </table:table-cell>
          <table:table-cell office:value-type="string" calcext:value-type="string">
            <text:p>Activity Factor</text:p>
          </table:table-cell>
          <table:table-cell/>
          <table:table-cell office:value-type="string" calcext:value-type="string">
            <text:p>Access time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Read energy</text:p>
          </table:table-cell>
          <table:table-cell office:value-type="string" calcext:value-type="string">
            <text:p>Write energy</text:p>
          </table:table-cell>
          <table:table-cell office:value-type="string" calcext:value-type="string">
            <text:p>Gate leakage power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22976" calcext:value-type="float">
            <text:p>0.222976</text:p>
          </table:table-cell>
          <table:table-cell office:value-type="float" office:value="1.81271" calcext:value-type="float">
            <text:p>1.81271</text:p>
          </table:table-cell>
          <table:table-cell office:value-type="float" office:value="0.0150473" calcext:value-type="float">
            <text:p>0.0150473</text:p>
          </table:table-cell>
          <table:table-cell office:value-type="float" office:value="0.0155347" calcext:value-type="float">
            <text:p>0.0155347</text:p>
          </table:table-cell>
          <table:table-cell office:value-type="float" office:value="0.00485442" calcext:value-type="float">
            <text:p>0.00485442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467416" calcext:value-type="float">
            <text:p>0.467416</text:p>
          </table:table-cell>
          <table:table-cell office:value-type="float" office:value="41.9277" calcext:value-type="float">
            <text:p>41.9277</text:p>
          </table:table-cell>
          <table:table-cell office:value-type="float" office:value="0.0304687" calcext:value-type="float">
            <text:p>0.0304687</text:p>
          </table:table-cell>
          <table:table-cell office:value-type="float" office:value="0.0533643" calcext:value-type="float">
            <text:p>0.0533643</text:p>
          </table:table-cell>
          <table:table-cell office:value-type="float" office:value="0.0830963" calcext:value-type="float">
            <text:p>0.0830963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634051" calcext:value-type="float">
            <text:p>0.634051</text:p>
          </table:table-cell>
          <table:table-cell office:value-type="float" office:value="84.1933" calcext:value-type="float">
            <text:p>84.1933</text:p>
          </table:table-cell>
          <table:table-cell office:value-type="float" office:value="0.0486189" calcext:value-type="float">
            <text:p>0.0486189</text:p>
          </table:table-cell>
          <table:table-cell office:value-type="float" office:value="0.0718495" calcext:value-type="float">
            <text:p>0.0718495</text:p>
          </table:table-cell>
          <table:table-cell office:value-type="float" office:value="0.167822" calcext:value-type="float">
            <text:p>0.167822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.78723" calcext:value-type="float">
            <text:p>1.78723</text:p>
          </table:table-cell>
          <table:table-cell office:value-type="float" office:value="664.75" calcext:value-type="float">
            <text:p>664.75</text:p>
          </table:table-cell>
          <table:table-cell office:value-type="float" office:value="0.170795" calcext:value-type="float">
            <text:p>0.170795</text:p>
          </table:table-cell>
          <table:table-cell office:value-type="float" office:value="0.218057" calcext:value-type="float">
            <text:p>0.218057</text:p>
          </table:table-cell>
          <table:table-cell office:value-type="float" office:value="1.31405" calcext:value-type="float">
            <text:p>1.31405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.32102" calcext:value-type="float">
            <text:p>2.32102</text:p>
          </table:table-cell>
          <table:table-cell office:value-type="float" office:value="1276.32" calcext:value-type="float">
            <text:p>1276.32</text:p>
          </table:table-cell>
          <table:table-cell office:value-type="float" office:value="0.253768" calcext:value-type="float">
            <text:p>0.253768</text:p>
          </table:table-cell>
          <table:table-cell office:value-type="float" office:value="0.271416" calcext:value-type="float">
            <text:p>0.271416</text:p>
          </table:table-cell>
          <table:table-cell office:value-type="float" office:value="2.45928" calcext:value-type="float">
            <text:p>2.459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9:33:20.797518891</meta:creation-date>
    <dc:date>2018-10-08T23:28:49.451164979</dc:date>
    <meta:editing-duration>PT12H10M44S</meta:editing-duration>
    <meta:editing-cycles>2</meta:editing-cycles>
    <meta:generator>LibreOffice/5.1.6.2$Linux_X86_64 LibreOffice_project/10m0$Build-2</meta:generator>
    <meta:document-statistic meta:table-count="1" meta:cell-count="194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97cm" xlink:href=".." xlink:type="simple" chart:class="chart:scatter" chart:style-name="ch1">
        <chart:legend chart:legend-position="end" svg:x="12.932cm" svg:y="4.199cm" style:legend-expansion="high" chart:style-name="ch2"/>
        <chart:plot-area chart:style-name="ch3" table:cell-range-address="Sheet1.D37:Sheet1.D41 Sheet1.H37:Sheet1.H41" chart:data-source-has-labels="row" svg:x="0.319cm" svg:y="0.179cm" svg:width="12.294cm" svg:height="8.639cm">
          <chartooo:coordinate-region svg:x="0.755cm" svg:y="0.378cm" svg:width="11.57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38:Sheet1.H41" chart:label-cell-address="Sheet1.H37:Sheet1.H37" chart:class="chart:scatter">
            <chart:domain table:cell-range-address="Sheet1.D38:Sheet1.D41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eakage power</text:p>
                <draw:g>
                  <svg:desc>Sheet1.H37:Sheet1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Sheet1.D38:Sheet1.D41</svg:desc>
                </draw:g>
              </table:table-cell>
              <table:table-cell office:value-type="float" office:value="1.81271">
                <text:p>1.81271</text:p>
                <draw:g>
                  <svg:desc>Sheet1.H38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.0774">
                <text:p>5.0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.42223">
                <text:p>3.42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2.32753">
                <text:p>2.32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scatter" chart:style-name="ch1">
        <chart:legend chart:legend-position="end" svg:x="12.939cm" svg:y="4.199cm" style:legend-expansion="high" chart:style-name="ch2"/>
        <chart:plot-area chart:style-name="ch3" table:cell-range-address="Sheet1.H70:Sheet1.H75" chart:data-source-has-labels="row" svg:x="0.319cm" svg:y="0.179cm" svg:width="12.301cm" svg:height="8.639cm">
          <chartooo:coordinate-region svg:x="1.126cm" svg:y="0.378cm" svg:width="11.06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71:Sheet1.H75" chart:label-cell-address="Sheet1.H70:Sheet1.H70" chart:class="chart:scatte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kage power</text:p>
                <draw:g>
                  <svg:desc>Sheet1.H70:Sheet1.H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1271">
                <text:p>1.81271</text:p>
                <draw:g>
                  <svg:desc>Sheet1.H71:Sheet1.H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9277">
                <text:p>41.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1933">
                <text:p>84.1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4.75">
                <text:p>664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6.32">
                <text:p>1276.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scatter" chart:style-name="ch1">
        <chart:legend chart:legend-position="end" svg:x="10.717cm" svg:y="3.405cm" style:legend-expansion="high" chart:style-name="ch2"/>
        <chart:plot-area chart:style-name="ch3" table:cell-range-address="Sheet1.B2:Sheet1.B8 Sheet1.H2:Sheet1.H8 Sheet1.H11:Sheet1.H11" chart:data-source-has-labels="row" svg:x="0.319cm" svg:y="0.179cm" svg:width="10.079cm" svg:height="8.639cm">
          <chartooo:coordinate-region svg:x="1.046cm" svg:y="0.378cm" svg:width="9.25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3:Sheet1.H8 Sheet1.H11:Sheet1.H11" chart:label-cell-address="Sheet1.B2:Sheet1.B8 Sheet1.H2:Sheet1.H2" chart:class="chart:scatte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Gating              NA Array power gating WL power gating CL power gating Bitline Floating Interconnect gating Leakage power</text:p>
                <text:list>
                  <text:list-item>
                    <text:p>Power Gating</text:p>
                  </text:list-item>
                  <text:list-item>
                    <text:p>             NA</text:p>
                  </text:list-item>
                  <text:list-item>
                    <text:p>Array power gating</text:p>
                  </text:list-item>
                  <text:list-item>
                    <text:p>WL power gating</text:p>
                  </text:list-item>
                  <text:list-item>
                    <text:p>CL power gating</text:p>
                  </text:list-item>
                  <text:list-item>
                    <text:p>Bitline Floating</text:p>
                  </text:list-item>
                  <text:list-item>
                    <text:p>Interconnect gating</text:p>
                  </text:list-item>
                  <text:list-item>
                    <text:p>Leakage power</text:p>
                  </text:list-item>
                </text:list>
                <draw:g>
                  <svg:desc>Sheet1.B2:Sheet1.B8 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2753">
                <text:p>2.32753</text:p>
                <draw:g>
                  <svg:desc>Sheet1.H3:Sheet1.H8 Sheet1.H11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4157">
                <text:p>1.84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397">
                <text:p>2.19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2753">
                <text:p>2.32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51">
                <text:p>2.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753">
                <text:p>2.3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